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venir Book" svg:font-family="'Avenir Book'"/>
    <style:font-face style:name="OpenSymbol" svg:font-family="OpenSymbol"/>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none"/>
    </style:style>
    <style:style style:name="P3" style:family="paragraph" style:parent-style-name="Standard">
      <style:paragraph-properties fo:text-align="start" style:justify-single-word="false"/>
    </style:style>
    <style:style style:name="P4" style:family="paragraph" style:parent-style-name="Text_20_body" style:list-style-name="L1"/>
    <style:style style:name="P5" style:family="paragraph" style:parent-style-name="Text_20_body" style:list-style-name="L1">
      <style:text-properties style:text-underline-style="none" fo:font-weight="normal" style:font-weight-asian="normal" style:font-weight-complex="normal"/>
    </style:style>
    <style:style style:name="P6" style:family="paragraph" style:parent-style-name="Text_20_body" style:list-style-name="L1">
      <style:paragraph-properties fo:text-align="start" style:justify-single-word="false"/>
      <style:text-properties style:text-underline-style="none"/>
    </style:style>
    <style:style style:name="P7" style:family="paragraph" style:parent-style-name="Standard" style:list-style-name="L1"/>
    <style:style style:name="P8" style:family="paragraph" style:parent-style-name="Standard" style:list-style-name="L1">
      <style:paragraph-properties fo:text-align="start" style:justify-single-word="false"/>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list-style-name="L1">
      <style:paragraph-properties fo:text-align="start" style:justify-single-word="false"/>
      <style:text-properties style:text-underline-style="none"/>
    </style:style>
    <style:style style:name="P11" style:family="paragraph" style:parent-style-name="Standard" style:list-style-name="L1">
      <style:paragraph-properties fo:text-align="center" style:justify-single-word="false"/>
      <style:text-properties style:text-underline-style="none"/>
    </style:style>
    <style:style style:name="P12" style:family="paragraph" style:parent-style-name="Standard" style:list-style-name="L1">
      <style:text-properties style:text-underline-style="none" fo:font-weight="normal" style:font-weight-asian="normal" style:font-weight-complex="normal"/>
    </style:style>
    <style:style style:name="P13" style:family="paragraph" style:parent-style-name="Standard">
      <style:paragraph-properties fo:text-align="start" style:justify-single-word="false"/>
      <style:text-properties fo:font-style="normal" style:text-underline-style="none" style:font-style-asian="normal" style:font-style-complex="normal"/>
    </style:style>
    <style:style style:name="P14" style:family="paragraph" style:parent-style-name="Standard">
      <style:paragraph-properties fo:text-align="start" style:justify-single-word="false"/>
      <style:text-properties style:text-underline-style="solid" style:text-underline-width="auto" style:text-underline-color="font-color"/>
    </style:style>
    <style:style style:name="P15" style:family="paragraph" style:parent-style-name="Standard" style:list-style-name="L1">
      <style:paragraph-properties fo:text-align="start" style:justify-single-word="false"/>
      <style:text-properties style:text-underline-style="solid" style:text-underline-width="auto" style:text-underline-color="font-color"/>
    </style:style>
    <style:style style:name="P16" style:family="paragraph" style:parent-style-name="Standard" style:list-style-name="L1">
      <style:paragraph-properties fo:text-align="start" style:justify-single-word="false"/>
      <style:text-properties fo:color="#000000" style:text-underline-style="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style="italic" style:text-underline-style="none" style:font-style-asian="italic" style:font-style-complex="italic"/>
    </style:style>
    <style:style style:name="T5" style:family="text">
      <style:text-properties fo:color="#ff0000"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oinformatik 1 – Übungsblatt 1</text:p>
      <text:p text:style-name="P2"/>
      <text:list xml:id="list1348406956892530840" text:style-name="L1">
        <text:list-item>
          <text:p text:style-name="P10">(a) </text:p>
        </text:list-item>
      </text:list>
      <text:p text:style-name="P3"><text:span text:style-name="T4"><text:tab/><text:tab/></text:span><text:span text:style-name="T3">Der Heap ist ein ungeordneter Speicherbereich mit Lücken. Man kann jederzeit <text:tab/><text:tab/>Speicher anfordern und in beliebiger Reihenfolge freigeben. Der Heap <text:tab/><text:tab/><text:tab/><text:tab/>alloziert den Speicher zur Laufzeit. Er ist also ein dynamischer Speicher.</text:span></text:p>
      <text:p text:style-name="P13"><text:tab/><text:tab/>Der Speicherplatz wird mit „new“ und „malloc“ alloziiert. Mit „delete“ kann man <text:tab/><text:tab/>ein Objekt auf der Halde löschen. </text:p>
      <text:list xml:id="list1001980789" text:continue-numbering="true" text:style-name="L1">
        <text:list-item>
          <text:list>
            <text:list-item>
              <text:list>
                <text:list-header>
                  <text:p text:style-name="P10">Der Stack ist im Gegensatz zur Heap sehr klein und arbeitet nach dem „LIFO“ - Prinzip. <text:s/>Der Stack ist eine statische Speicherverwaltung, <text:s/>die Speichergröße muss schon zur Compile – Zeit feststehen. </text:p>
                  <text:p text:style-name="P10">Die Lebensdauer beim Heap kann der Programmierer selbst bestimmen. Den Speicher kann man zu einer beliebigen Zeit anfordern und muss ihn selbst wieder freigeben. Beim Heap ist also eine manuelle Speicherverwaltung nötig.</text:p>
                  <text:p text:style-name="P10">Die Lebensdauer einer lokalen Variable beim Stack <text:s/>erstreckt sich nur über die Länge der Laufzeit des Unterprogramms- Der Compiler legt die Argumente und lokalen Variablen mit dem Aufruf eines Unterprogramms automatisch auf den Stack und entfernt diese zum Ende des Unterprogramms. <text:s/>Der Stack hat somit eine automatische Speicherverwaltung.</text:p>
                </text:list-header>
              </text:list>
            </text:list-item>
          </text:list>
        </text:list-item>
      </text:list>
      <text:p text:style-name="P2"/>
      <text:p text:style-name="P14"><text:span text:style-name="T1"><text:tab/><text:tab/></text:span><text:span text:style-name="T5">TODO: Sichtbarkeit</text:span></text:p>
      <text:p text:style-name="P2"/>
      <text:list xml:id="list632490035" text:continue-numbering="true" text:style-name="L1">
        <text:list-item>
          <text:p text:style-name="P10">(b)</text:p>
          <text:list>
            <text:list-item>
              <text:p text:style-name="P15">Konstruktor:</text:p>
              <text:list>
                <text:list-header>
                  <text:p text:style-name="P10">Objekte können während der Definition initialisiert werden, was neben der Bereitstellung von Speicherplatz von dem Konstruktor übernommen wird. Die Syntax ähnelt der von Funktionen, nur dass der Klassenname den Funktionsnamen ersetzt. Konstruktoren haben keine Rückgabetyp (auch nicht void) und haben die Aufgabe, dass sich ein Objekt vom Augenblick der Entstehung in einem korrekten Zustand befindet.</text:p>
                  <text:p text:style-name="P15">Man unterscheidet:</text:p>
                  <text:list>
                    <text:list-item>
                      <text:p text:style-name="P10">Default – Konstruktor</text:p>
                    </text:list-item>
                    <text:list-item>
                      <text:p text:style-name="P10">Detailierter – Konstruktor</text:p>
                    </text:list-item>
                    <text:list-item>
                      <text:p text:style-name="P10">Copy – Konstruktor</text:p>
                      <text:p text:style-name="P10"/>
                    </text:list-item>
                  </text:list>
                </text:list-header>
              </text:list>
            </text:list-item>
            <text:list-item>
              <text:p text:style-name="P15">Copy – Konstruktor:</text:p>
              <text:list>
                <text:list-header>
                  <text:p text:style-name="P10">Der Copy – Konstruktor initialisiert ein Objekt mit einem anderen. Das erste (und in der Regel das einzige) Argument des Copy – Konstruktors ist eine Referenz auf ein Objekt der selben Klasse. Die Deklaration eines Copy – Konstruktors der Klasse X lautet :</text:p>
                  <text:p text:style-name="P11">X(&amp;X)</text:p>
                  <text:p text:style-name="P11"/>
                  <text:p text:style-name="P10">Weil ein Objekt, das dem Konstruktor als Argument dient, nicht verändert werden soll, ist es sinnvoll, es als Referenz auf const zu übergeben:</text:p>
                  <text:p text:style-name="P10"/>
                  <text:p text:style-name="P11">X(const X&amp;)</text:p>
                  <text:p text:style-name="P11"/>
                  <text:p text:style-name="P15"><text:span text:style-name="T1">Falls kein Kopierkonstruktor vorgegeben wird, wird einer für jede Klasse bei Bedarf </text:span><text:soft-page-break/><text:span text:style-name="T1">vom System erzeugt, der die einzelnen Elemente des Objekts kopiert.</text:span></text:p>
                  <text:p text:style-name="P10">Elemente können selbst wieder Objekte sein, deren Kopierkonstruktor dann wieder aufgerufen wird.</text:p>
                  <text:p text:style-name="P10">Er wird nur dann benutzt, wenn ein neues Objekt erzeugt wird, aber nicht bei Zuweisungen</text:p>
                  <text:p text:style-name="P10"/>
                </text:list-header>
              </text:list>
            </text:list-item>
            <text:list-item>
              <text:p text:style-name="P15">Destruktor:</text:p>
              <text:list>
                <text:list-header>
                  <text:p text:style-name="P10">Destruktoren dienen dazu Aufräumarbeiten für nicht mehr benötigte Objekte zu leisten.</text:p>
                  <text:p text:style-name="P10">Wenn Destruktoren nicht vorgegeben werden, werden sie vom System automatisch erzeugt. Der häufigste Zweck des Destruktors ist die Speicherfreigabe, wenn der Gültigkeitsbereich eines Objekts verlassen wird.</text:p>
                  <text:p text:style-name="P10">Die Reihenfolge des Aufrufs der Destruktoren ist umgekehrt wie die der Konstruktoren. Sie haben keine Argumente und keinen Rückgabetyp. In der Deklaration wird eine Tilde vorangestellt.</text:p>
                  <text:p text:style-name="P10"/>
                </text:list-header>
              </text:list>
            </text:list-item>
            <text:list-item>
              <text:p text:style-name="P15">Zuweisungsoperator:</text:p>
              <text:list>
                <text:list-header>
                  <text:p text:style-name="P10">Bei Zuweisungen wird der vom System bereitgestellte Zuweisungsoperator benutzt, sofern kein eigener definiert wurde. Für jedes Element, das selbst wieder ein Objekt ist oder vom Grunddatentyp sein kann, wird der zugehörige Zuweisungsoperator aufgerufen. </text:p>
                  <text:p text:style-name="P10">Operatorfunktionen können vererbt werden, der Zuweisungsoperator jedoch nicht.</text:p>
                  <text:p text:style-name="P10"/>
                  <text:p text:style-name="P12">Zuweisungsoperatoren:</text:p>
                  <text:list>
                    <text:list-item>
                      <text:p text:style-name="P12">++ Increment</text:p>
                    </text:list-item>
                    <text:list-item>
                      <text:p text:style-name="P12">- - <text:s/>Dekrement</text:p>
                    </text:list-item>
                    <text:list-item>
                      <text:p text:style-name="P12">= <text:s/>Zusweisung</text:p>
                    </text:list-item>
                    <text:list-item>
                      <text:p text:style-name="P5">+= </text:p>
                    </text:list-item>
                    <text:list-item>
                      <text:p text:style-name="P5">Kombinierte:</text:p>
                      <text:list>
                        <text:list-item>
                          <text:p text:style-name="P4">-= </text:p>
                        </text:list-item>
                        <text:list-item>
                          <text:p text:style-name="P4">*= </text:p>
                        </text:list-item>
                        <text:list-item>
                          <text:p text:style-name="P4">/= </text:p>
                        </text:list-item>
                        <text:list-item>
                          <text:p text:style-name="P4">%= <text:tab/></text:p>
                        </text:list-item>
                        <text:list-item>
                          <text:p text:style-name="P4">&amp;= </text:p>
                        </text:list-item>
                        <text:list-item>
                          <text:p text:style-name="P4">&lt;&lt;= </text:p>
                        </text:list-item>
                        <text:list-item>
                          <text:p text:style-name="P4">&gt;&gt;= </text:p>
                        </text:list-item>
                        <text:list-item>
                          <text:p text:style-name="P4">^= </text:p>
                        </text:list-item>
                        <text:list-item>
                          <text:p text:style-name="P6">|= </text:p>
                        </text:list-item>
                      </text:list>
                    </text:list-item>
                  </text:list>
                  <text:p text:style-name="P10"><text:s/></text:p>
                </text:list-header>
              </text:list>
            </text:list-item>
            <text:list-item>
              <text:p text:style-name="P15">Methode:</text:p>
              <text:list>
                <text:list-header>
                  <text:p text:style-name="P10">„Methode“ ist eine andere Bezeichnung für eine Operation, die auf den Daten eines Objekts ausgeführt werden kann. In C++ heißen Methoden auch „Member Functions“, um auszudrücken, dass eine Methode ein Element einer Klasse ist. Der Unterschied zur normalen Funktion ist, dass man Zugriff auf interne Daten hat.</text:p>
                  <text:p text:style-name="P10"><text:soft-page-break/></text:p>
                </text:list-header>
              </text:list>
            </text:list-item>
            <text:list-item>
              <text:p text:style-name="P15">Virtuelle Methoden:</text:p>
            </text:list-item>
          </text:list>
        </text:list-item>
      </text:list>
      <text:p text:style-name="Standard"><text:span text:style-name="T1"><text:tab/><text:tab/></text:span>Virtuelle Methoden sind Methoden, bei denen man erwartet, dass sie in</text:p>
      <text:p text:style-name="Standard"><text:tab/><text:tab/>abgeleiteten Klassen redefiniert werden. <text:s/>Sie dienen dazu, dass gleichnamigen <text:tab/><text:tab/><text:tab/>Mitgliedsmethoden in einer Vererbungshierarchie korrekt vererbt werden. <text:tab/><text:tab/><text:tab/>Virtuelle Methoden <text:span text:style-name="T2">ermöglichen es dem Übersetzer, die passendste Methode in <text:tab/><text:tab/>der Klassenhierarchie zu finden.</text:span></text:p>
      <text:p text:style-name="Standard"><text:tab/><text:tab/>Die Einsprungadresse wird erst zur Laufzeit ermittelt, was die Möglichkeit der <text:s/><text:tab/><text:tab/><text:tab/>Überschreibung von Funktionen bewirkt.</text:p>
      <text:p text:style-name="Standard"/>
      <text:p text:style-name="Standard"/>
      <text:list xml:id="list1124094681" text:continue-numbering="true" text:style-name="L1">
        <text:list-item>
          <text:list>
            <text:list-item>
              <text:p text:style-name="P15">Membervariablen:</text:p>
              <text:list>
                <text:list-header>
                  <text:p text:style-name="P16">Membervariablen sind im Datenteil einer Klasse definierte Variablen eines beliebigen Typs. Sie sind eine Art von globalen Variablen, da ihr Gültigkeitsbereich sich über die ganze Klasse erstreckt.</text:p>
                </text:list-header>
              </text:list>
              <text:p text:style-name="P15"/>
            </text:list-item>
            <text:list-item>
              <text:p text:style-name="P15">Zugriffsebenen:</text:p>
              <text:list>
                <text:list-header>
                  <text:p text:style-name="P10">Klassen haben in C++ drei verschiedene Zugriffsebenen:</text:p>
                  <text:list>
                    <text:list-item>
                      <text:p text:style-name="P10">„puclic“:</text:p>
                      <text:list>
                        <text:list-header>
                          <text:p text:style-name="P10">man hat auch von außerhalb der Instanz Zugriff auf die Elemente der Klasse </text:p>
                        </text:list-header>
                      </text:list>
                    </text:list-item>
                    <text:list-item>
                      <text:p text:style-name="P10">„private“:</text:p>
                      <text:list>
                        <text:list-header>
                          <text:p text:style-name="P8"><text:span text:style-name="T1">Nur die Klasse selbst hat Zugriff auf Elemente. </text:span><text:bookmark text:name="vorfahren"/>Eine abgeleitete Klasse kann nicht auf die privaten Elemente der Basisklasse zugreife</text:p>
                        </text:list-header>
                      </text:list>
                    </text:list-item>
                    <text:list-item>
                      <text:p text:style-name="P10">„protected“:</text:p>
                      <text:list>
                        <text:list-header>
                          <text:p text:style-name="P10"><text:bookmark text:name="vorfahren2"/>außer von der eigenen Klasse kann nur von der abgeleiteten Klasse zugegriffen werden </text:p>
                        </text:list-header>
                      </text:list>
                    </text:list-item>
                  </text:list>
                  <text:p text:style-name="P10"/>
                  <text:list>
                    <text:list-item>
                      <text:list>
                        <text:list-header>
                          <text:p text:style-name="P10"/>
                        </text:list-header>
                      </text:list>
                    </text:list-item>
                  </text:list>
                </text:list-header>
              </text:list>
              <text:p text:style-name="P15"/>
            </text:list-item>
          </text:list>
        </text:list-item>
      </text:list>
      <text:p text:style-name="Standard"><text:tab/><text:tab/></text:p>
      <text:list xml:id="list2153789994" text:continue-numbering="true" text:style-name="L1">
        <text:list-item>
          <text:list>
            <text:list-item>
              <text:list>
                <text:list-header>
                  <text:p text:style-name="P7"/>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venir Book" svg:font-family="'Avenir Book'"/>
    <style:font-face style:name="OpenSymbol" svg:font-family="OpenSymbol"/>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venir Book" fo:font-size="11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venir Book"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venir Book" fo:font-size="12pt"/>
    </style:style>
    <style:style style:name="Caption" style:family="paragraph" style:parent-style-name="Standard" style:class="extra">
      <style:paragraph-properties fo:margin-top="0.212cm" fo:margin-bottom="0.212cm" text:number-lines="false" text:line-number="0"/>
      <style:text-properties style:font-name="Avenir Book"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venir Book" fo:font-size="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veig Andres</meta:initial-creator>
    <meta:creation-date>2014-11-02T22:04:05</meta:creation-date>
    <dc:date>2014-11-03T09:45:00</dc:date>
    <dc:creator>Solveig Andres</dc:creator>
    <meta:editing-duration>PT11H39M41S</meta:editing-duration>
    <meta:editing-cycles>27</meta:editing-cycles>
    <meta:generator>OpenOffice/4.0.0$Unix OpenOffice.org_project/400m3$Build-9702</meta:generator>
    <meta:document-statistic meta:table-count="0" meta:image-count="0" meta:object-count="0" meta:page-count="3" meta:paragraph-count="63" meta:word-count="732" meta:character-count="4829"/>
  </office:meta>
</office:document-meta>
</file>